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12db" officeooo:paragraph-rsid="001512db"/>
    </style:style>
    <style:style style:name="P2" style:family="paragraph" style:parent-style-name="Standard">
      <style:text-properties officeooo:rsid="0018126b" officeooo:paragraph-rsid="001512db"/>
    </style:style>
    <style:style style:name="P3" style:family="paragraph" style:parent-style-name="Standard">
      <style:text-properties officeooo:rsid="001a96ad" officeooo:paragraph-rsid="001a96ad"/>
    </style:style>
    <style:style style:name="P4" style:family="paragraph" style:parent-style-name="Standard">
      <style:text-properties officeooo:rsid="002c09fd" officeooo:paragraph-rsid="002c09fd"/>
    </style:style>
    <style:style style:name="P5" style:family="paragraph" style:parent-style-name="Standard">
      <style:text-properties officeooo:rsid="002d967f" officeooo:paragraph-rsid="002ec26e"/>
    </style:style>
    <style:style style:name="P6" style:family="paragraph" style:parent-style-name="Standard">
      <style:text-properties officeooo:rsid="0033b4e8" officeooo:paragraph-rsid="003b3243"/>
    </style:style>
    <style:style style:name="P7" style:family="paragraph" style:parent-style-name="Standard">
      <style:text-properties officeooo:rsid="0043d0e3" officeooo:paragraph-rsid="0043d0e3"/>
    </style:style>
    <style:style style:name="P8" style:family="paragraph" style:parent-style-name="Standard">
      <style:text-properties officeooo:rsid="0045447f" officeooo:paragraph-rsid="0045447f"/>
    </style:style>
    <style:style style:name="P9" style:family="paragraph" style:parent-style-name="Standard">
      <style:text-properties officeooo:paragraph-rsid="004cc287"/>
    </style:style>
    <style:style style:name="P10" style:family="paragraph" style:parent-style-name="Standard">
      <style:text-properties officeooo:rsid="004e8fd3" officeooo:paragraph-rsid="004e8fd3"/>
    </style:style>
    <style:style style:name="P11" style:family="paragraph" style:parent-style-name="Standard">
      <style:text-properties officeooo:rsid="005060a8" officeooo:paragraph-rsid="005060a8"/>
    </style:style>
    <style:style style:name="P12" style:family="paragraph" style:parent-style-name="Standard">
      <style:text-properties officeooo:rsid="00559c4d" officeooo:paragraph-rsid="00559c4d"/>
    </style:style>
    <style:style style:name="P13" style:family="paragraph" style:parent-style-name="Standard">
      <style:text-properties officeooo:rsid="0055d542" officeooo:paragraph-rsid="0057f474"/>
    </style:style>
    <style:style style:name="P14" style:family="paragraph" style:parent-style-name="Standard">
      <style:text-properties officeooo:rsid="005a9e8f" officeooo:paragraph-rsid="005a9e8f"/>
    </style:style>
    <style:style style:name="P15" style:family="paragraph" style:parent-style-name="Standard">
      <style:text-properties officeooo:rsid="0061f561" officeooo:paragraph-rsid="0061f561"/>
    </style:style>
    <style:style style:name="T1" style:family="text">
      <style:text-properties officeooo:rsid="001ddfa7"/>
    </style:style>
    <style:style style:name="T2" style:family="text">
      <style:text-properties officeooo:rsid="001f274e"/>
    </style:style>
    <style:style style:name="T3" style:family="text">
      <style:text-properties officeooo:rsid="00204fe5"/>
    </style:style>
    <style:style style:name="T4" style:family="text">
      <style:text-properties officeooo:rsid="0022e104"/>
    </style:style>
    <style:style style:name="T5" style:family="text">
      <style:text-properties officeooo:rsid="0022f462"/>
    </style:style>
    <style:style style:name="T6" style:family="text">
      <style:text-properties officeooo:rsid="00240287"/>
    </style:style>
    <style:style style:name="T7" style:family="text">
      <style:text-properties officeooo:rsid="002480fa"/>
    </style:style>
    <style:style style:name="T8" style:family="text">
      <style:text-properties officeooo:rsid="00259fe2"/>
    </style:style>
    <style:style style:name="T9" style:family="text">
      <style:text-properties officeooo:rsid="002af92a"/>
    </style:style>
    <style:style style:name="T10" style:family="text">
      <style:text-properties officeooo:rsid="002c57ee"/>
    </style:style>
    <style:style style:name="T11" style:family="text">
      <style:text-properties officeooo:rsid="002d967f"/>
    </style:style>
    <style:style style:name="T12" style:family="text">
      <style:text-properties officeooo:rsid="002e562b"/>
    </style:style>
    <style:style style:name="T13" style:family="text">
      <style:text-properties officeooo:rsid="002ec26e"/>
    </style:style>
    <style:style style:name="T14" style:family="text">
      <style:text-properties officeooo:rsid="002ff22d"/>
    </style:style>
    <style:style style:name="T15" style:family="text">
      <style:text-properties officeooo:rsid="0030af42"/>
    </style:style>
    <style:style style:name="T16" style:family="text">
      <style:text-properties officeooo:rsid="003229e5"/>
    </style:style>
    <style:style style:name="T17" style:family="text">
      <style:text-properties officeooo:rsid="00336eb9"/>
    </style:style>
    <style:style style:name="T18" style:family="text">
      <style:text-properties officeooo:rsid="0034d048"/>
    </style:style>
    <style:style style:name="T19" style:family="text">
      <style:text-properties officeooo:rsid="0039022a"/>
    </style:style>
    <style:style style:name="T20" style:family="text">
      <style:text-properties officeooo:rsid="003adbb3"/>
    </style:style>
    <style:style style:name="T21" style:family="text">
      <style:text-properties officeooo:rsid="003cb359"/>
    </style:style>
    <style:style style:name="T22" style:family="text">
      <style:text-properties officeooo:rsid="003dd0c0"/>
    </style:style>
    <style:style style:name="T23" style:family="text">
      <style:text-properties officeooo:rsid="003f1015"/>
    </style:style>
    <style:style style:name="T24" style:family="text">
      <style:text-properties officeooo:rsid="003f1b6b"/>
    </style:style>
    <style:style style:name="T25" style:family="text">
      <style:text-properties officeooo:rsid="003ff293"/>
    </style:style>
    <style:style style:name="T26" style:family="text">
      <style:text-properties officeooo:rsid="00406881"/>
    </style:style>
    <style:style style:name="T27" style:family="text">
      <style:text-properties officeooo:rsid="004cc287"/>
    </style:style>
    <style:style style:name="T28" style:family="text">
      <style:text-properties officeooo:rsid="004e8fd3"/>
    </style:style>
    <style:style style:name="T29" style:family="text">
      <style:text-properties officeooo:rsid="0055d542"/>
    </style:style>
    <style:style style:name="T30" style:family="text">
      <style:text-properties officeooo:rsid="00571ce8"/>
    </style:style>
    <style:style style:name="T31" style:family="text">
      <style:text-properties officeooo:rsid="0057f474"/>
    </style:style>
    <style:style style:name="T32" style:family="text">
      <style:text-properties officeooo:rsid="005c01e0"/>
    </style:style>
    <style:style style:name="T33" style:family="text">
      <style:text-properties officeooo:rsid="005d5891"/>
    </style:style>
    <style:style style:name="T34" style:family="text">
      <style:text-properties officeooo:rsid="005fde06"/>
    </style:style>
    <style:style style:name="T35" style:family="text">
      <style:text-properties officeooo:rsid="00672959"/>
    </style:style>
    <style:style style:name="T36" style:family="text">
      <style:text-properties officeooo:rsid="0067cd8c"/>
    </style:style>
    <style:style style:name="T37" style:family="text">
      <style:text-properties officeooo:rsid="0067d3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lementacija RDF skladista u NodeJS</text:p>
      <text:p text:style-name="P1"/>
      <text:p text:style-name="P1"/>
      <text:p text:style-name="P1">NodeJS</text:p>
      <text:p text:style-name="P1"/>
      <text:p text:style-name="P1">Node<text:span text:style-name="T11">JS</text:span> is an open-source, cross-platform JavaScript runtime environment.</text:p>
      <text:p text:style-name="P3">NodeJS je open source I cross-platform runtime okruzenje za izvrsavanje JavaScript koda van pretrazivaca. <text:span text:style-name="T1">Cesto se koristi za razvoj back-end usluga </text:span><text:span text:style-name="T2">zvanih API, Application programmng interfaces. Ovo su usloge koje sluze </text:span><text:span text:style-name="T3">klijentima koji koriste web aplikacije unutar pretrazivaca ili mobilne aplikacije na mobilnim uredajima. </text:span><text:span text:style-name="T4">Navedene aplikacije </text:span><text:span text:style-name="T5">su </text:span><text:span text:style-name="T6">prikazi</text:span><text:span text:style-name="T5"> sa kojim korisnik </text:span><text:span text:style-name="T6">upravlja I na taj nacin komunicira sa uslugama koje se izvrsavaju na serveru. NodeJs je dobar za razvoj visoko skalabilnih, podatcima zahtevnih back-end usluga u realnom vremenu koje pokrecu klientske aplikacije. </text:span><text:span text:style-name="T7">Jos jedan razlog za koriscenje NodeJS je posedovanje najveceg ekosistema dostupnih open source biblioteka. </text:span><text:span text:style-name="T9">Koristeci biblioteke </text:span><text:span text:style-name="T8">kao gradivne celine aplikacije </text:span><text:span text:style-name="T9">umesto njihovog razvoja od nule, oslobada se dodatni fokus na razmatranje srzi aplikacije.</text:span></text:p>
      <text:p text:style-name="P3"/>
      <text:p text:style-name="P4">Tokom razvoja web sajtova obicno se govori o front-end kodu koji je unutar(<text:span text:style-name="T10">ciji </text:span>prikazan) pretrazivaca ili back-end kodu koji se izvrsava na serveru. <text:span text:style-name="T10">JavaScript je predviden za front-end, izvrsava se unutar pretrazivaca I koirsti se za interakciju sa web stranicama. JavaScript kod nije moguce pokrenuti van pretrazivaca. </text:span><text:span text:style-name="T11">Zbog ovog </text:span><text:span text:style-name="T10">ogranicenje je </text:span><text:span text:style-name="T11">razvijen NodeJS koji omogucava izvrsavanje JavaScript koda na serveru, odnosno direktno na racunaru. </text:span></text:p>
      <text:p text:style-name="P5">Da bi se objasnilo kako NodeJS ovo omogucuje <text:span text:style-name="T12">potsetimo se kako racunari razumeju napisan kod. Racunarima je jasan samo masinski kod koji predstavlja nizove nula I jedinica. Za ljude je pisanj I citanje masinskog koda veoma kompleksno. </text:span><text:span text:style-name="T13">Asemblerski jezik je postavljen iznad masinskog sa ciljem jednostavnijeg programiranja time sto se asemblerski jezik prevodi u masinski </text:span><text:span text:style-name="T14">kod </text:span><text:span text:style-name="T13">medutim I ovaj jezik je </text:span><text:span text:style-name="T14">znacajno</text:span><text:span text:style-name="T13"> kompleksan. </text:span><text:span text:style-name="T15">Zbog toga su iznad njega </text:span><text:span text:style-name="T16">dodatno </text:span><text:span text:style-name="T15">postavljeni jezici visokog nivoa aprstrakcije </text:span><text:span text:style-name="T17">poput </text:span><text:span text:style-name="T20">C</text:span><text:span text:style-name="T17">++</text:span><text:span text:style-name="T15">. </text:span><text:span text:style-name="T17">Njima se s</text:span><text:span text:style-name="T16">a manje napisanog koda vise uradi, a </text:span><text:span text:style-name="T17">sam </text:span><text:span text:style-name="T16">kod je intuitivniji za pisanje I jednostavniji za razumevanje. </text:span><text:span text:style-name="T17">Racunar ce razumeri </text:span><text:span text:style-name="T20">C</text:span><text:span text:style-name="T17">++ kod jer se on kompajliranjem prevodi u masinski kod.</text:span></text:p>
      <text:p text:style-name="P6">JavaScript jezik nudi jos veci nivo apstrakcije nad masinskim kodom od <text:span text:style-name="T20">C</text:span>++ medutim racunari ne mogu razumeti JavaScript ili ga prevesti na masinski kod vec je potrebno njegovo izvrsavanje unutar pretrazivaca koji sadrzi <text:span text:style-name="T18">V</text:span>8 engine. <text:span text:style-name="T18">V8 engine je napisao Google u </text:span><text:span text:style-name="T20">C</text:span><text:span text:style-name="T18">++ jeziku I kroz njega se JavaScript kod tokom izvrsavanja prevodi u masinski kod. </text:span><text:span text:style-name="T19">Izvan pretrazivaca nema V8 engine-a koji prevodi JavaScript I zbog toga je ovaj jezik ogranicen na izvrsavanje samo unutar pretrazivaca. Upravo ovo ogranicenje je develo do potrebe koja je proizvela NodeJS.</text:span></text:p>
      <text:p text:style-name="P6"><text:span text:style-name="T20">NodeJs je program takode napisan u C++. </text:span><text:span text:style-name="T21">Zbog cega je moguca njegova instalacija I pokretanje na racunaru. </text:span><text:span text:style-name="T22">Namena mu je da </text:span><text:span text:style-name="T23">prevede JavaScript u masinski kod sa sopstvenim V8 engine-om </text:span><text:span text:style-name="T24">a</text:span><text:span text:style-name="T23"> kao rezultat </text:span><text:span text:style-name="T24">JavaScript je moguce izvrsavati direktno na racunarima odnosno back-end serverima. NodeJS je vise od samo omotaca za V8 engine.</text:span><text:span text:style-name="T25"> </text:span><text:span text:style-name="T26">D</text:span><text:span text:style-name="T25">odaje nove mogucnosti JavaScript </text:span><text:span text:style-name="T26">poput citanja I zapisivanja file-ova, povezivanja sa bazom podataka, prihvatanje I opsluzivanje korisnicki</text:span><text:span text:style-name="T25"> </text:span><text:span text:style-name="T26">zahteva. Sve ove mogucnosti su ocekivane od jezika na serverskoj strani, koje su sada dostudpe I JavaScript koji se izvrsava na NodeJS.</text:span></text:p>
      <text:p text:style-name="P7">JavaScript je jedan od najpopularnijih I koriscenijih jazika. Obogacen je masivnom zajednicom koja proizvodi I odrzava biblioteke koje nude resenja za gotovo sve probleme u proizvodnji.</text:p>
      <text:p text:style-name="P7"/>
      <text:p text:style-name="P8">SPARQL</text:p>
      <text:p text:style-name="P1"/>
      <text:p text:style-name="P9"><text:span text:style-name="T27">SPARQL je RDF query language, upitni jezik. To znaci da je jezik za baze podataka, sposoban da prihvati I manipulise podacima smestenim u Resource Description Framework formatu. Standardizovao ga je RDF Data Access Working Group (DAWG) iz World Wide Web </text:span>Consortium-<text:span text:style-name="T28">a </text:span></text:p>
      <text:p text:style-name="P10">Priznat je kao jedna od kljucnih tehnologija semantickog web-a.</text:p>
      <text:p text:style-name="P10"><text:soft-page-break/>SPARQL omogucuje upitima da se sastoje od obrazca trojke, subjekta predikata I objekta, kao I konjunkcije, disjunkcije I ostalih opcionih paterna.</text:p>
      <text:p text:style-name="P11">SPARQL dozvoljava pisanje zahteva koji se izvrsavaju nad podacima unutar baze podataka sacuvanih po RDF specifikaciji trojke subjekat-predikat-objekat.</text:p>
      <text:p text:style-name="P11"/>
      <text:p text:style-name="P11">In SQL relational database terms, RDF data can also be considered a table with three columns </text:p>
      <text:p text:style-name="P11">– the subject column, the predicate column, and the object column. </text:p>
      <text:p text:style-name="P11">The subject in RDF is analogous to an entity in a SQL database, </text:p>
      <text:p text:style-name="P11">where the data elements (or fields) for a given business object are placed in multiple columns, </text:p>
      <text:p text:style-name="P11">sometimes spread across more than one table, and identified by a unique key. </text:p>
      <text:p text:style-name="P11">In RDF, those fields are instead represented as separate predicate/object rows </text:p>
      <text:p text:style-name="P11">sharing the same subject, often the same unique key, with the predicate being analogous </text:p>
      <text:p text:style-name="P11">to the column name and the object the actual data. Unlike relational databases, </text:p>
      <text:p text:style-name="P11">the object column is heterogeneous: the per-cell data type is usually implied </text:p>
      <text:p text:style-name="P11">(or specified in the ontology) by the predicate value. Also unlike SQL, RDF can have </text:p>
      <text:p text:style-name="P11">multiple entries per predicate; for instance, one could have multiple "child" entries </text:p>
      <text:p text:style-name="P11">for a single "person", and can return collections of such objects, like "children".</text:p>
      <text:p text:style-name="P11"/>
      <text:p text:style-name="P11"><text:a xlink:type="simple" xlink:href="https://en.wikipedia.org/wiki/SPARQL" text:style-name="Internet_20_link" text:visited-style-name="Visited_20_Internet_20_Link">https://en.wikipedia.org/wiki/SPARQL</text:a></text:p>
      <text:p text:style-name="P11"><text:a xlink:type="simple" xlink:href="https://www.w3.org/TR/rdf-sparql-query/" text:style-name="Internet_20_link" text:visited-style-name="Visited_20_Internet_20_Link">https://www.w3.org/TR/rdf-sparql-query/</text:a></text:p>
      <text:p text:style-name="P11"><text:a xlink:type="simple" xlink:href="https://www.ontotext.com/knowledgehub/fundamentals/what-is-sparql/" text:style-name="Internet_20_link" text:visited-style-name="Visited_20_Internet_20_Link">https://www.ontotext.com/knowledgehub/fundamentals/what-is-sparql/</text:a></text:p>
      <text:p text:style-name="P11"><text:a xlink:type="simple" xlink:href="https://www.oxfordsemantic.tech/fundamentals/what-is-sparql" text:style-name="Internet_20_link" text:visited-style-name="Visited_20_Internet_20_Link">https://www.oxfordsemantic.tech/fundamentals/what-is-sparql</text:a></text:p>
      <text:p text:style-name="P11"/>
      <text:p text:style-name="P12">SPARQL je set standarda za baze podataka <text:span text:style-name="T29">standardizovan od strane W3C, ali ime je najcesce odnosi na upitni jezik.</text:span></text:p>
      <text:p text:style-name="P13">Kao upitni jezik, SPARQL se moze upotrebiti za dodavanje, uklanjanje I prikupljanje podataka iz RDF baze podataka. SPARQL upiti ne samo da se mogu zadati po paternu subjekat-predikat-objekat trojke, nego se takode <text:span text:style-name="T30">mogu upotrebiti matematicke operacije za kreiranje proizvoljnih veza izmedu varijabli </text:span><text:span text:style-name="T31">I </text:span><text:span text:style-name="T30">sirok</text:span><text:span text:style-name="T31">og</text:span><text:span text:style-name="T30"> spek</text:span><text:span text:style-name="T31">tra</text:span><text:span text:style-name="T30"> </text:span><text:span text:style-name="T31">filtera. </text:span></text:p>
      <text:p text:style-name="P13"/>
      <text:p text:style-name="P14">SPARQL <text:span text:style-name="T32">je </text:span>standardizovan query language I protokol za Linked Open Data <text:span text:style-name="T32">na web-u</text:span> <text:span text:style-name="T32">ili</text:span> RDF baze podataka. Dizajniran je za upite nad raznovrsnim podacima sa efikasnom mogucnoscu izvlacenja informacija skrivenih u ne uniforinm podacima skladistenih u raznim formatima I izvorima. <text:span text:style-name="T33">SPARQL omogucuje </text:span><text:span text:style-name="T34">upite nad bazama podataka ili biolo koijm izvorom podataka koji moze biti mapiran kao RDF. </text:span></text:p>
      <text:p text:style-name="P14"/>
      <text:p text:style-name="P15">RDF format podataka se moze predstaviti usmerenim, oznacenim grafom za predstavljanje informacija na web-u. RDF kao format definise sintaksu I semantiku SPARQL upitnog jezika. SPARQL se moze upotrebiti za izrazavanje upita kroz razlicite izvore podataka, bilo da su podaci sacuvani kao RDF ili smatrani kao RDF uz pomoc middleware-a. <text:span text:style-name="T35">SPARQL </text:span><text:span text:style-name="T36">sadrzi mogucnost za upite potrebnih I opcionih graf paterna zajedno sa njihovim konjunkcijom I disjunkcijom. </text:span><text:span text:style-name="T37">SPARQL takode podrzava prosirivo testiranje vrednosti I ogranicavajuce upite.</text:span></text:p>
      <text:p text:style-name="P11"/>
      <text:p text:style-name="P11"/>
      <text:p text:style-name="P11"/>
      <text:p text:style-name="P11"/>
      <text:p text:style-name="P10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03:25:02.247954748</meta:creation-date>
    <meta:generator>LibreOffice/7.3.7.2$Linux_X86_64 LibreOffice_project/30$Build-2</meta:generator>
    <dc:date>2022-12-10T05:09:08.007889604</dc:date>
    <meta:editing-duration>PT17H58M14S</meta:editing-duration>
    <meta:editing-cycles>29</meta:editing-cycles>
    <meta:document-statistic meta:table-count="0" meta:image-count="0" meta:object-count="0" meta:page-count="3" meta:paragraph-count="34" meta:word-count="952" meta:character-count="6599" meta:non-whitespace-character-count="5665"/>
  </office:meta>
</office:document-meta>
</file>